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8fd" officeooo:paragraph-rsid="001398fd"/>
    </style:style>
    <style:style style:name="P2" style:family="paragraph" style:parent-style-name="Standard">
      <style:text-properties officeooo:rsid="001398fd" officeooo:paragraph-rsid="00146c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c9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6c94" style:font-weight-asian="normal" style:font-weight-complex="normal"/>
    </style:style>
    <style:style style:name="T5" style:family="text">
      <style:text-properties officeooo:rsid="00146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4Fun Specification</text:p>
      <text:p text:style-name="P1"/>
      <text:p text:style-name="P1">Application de paris en ligne dédié (pour le moment) au grand évènements sportifs: coupe du mode, coupe d’Europe.</text:p>
      <text:p text:style-name="P1"/>
      <text:p text:style-name="P1"><text:span text:style-name="T1">Technologies</text:span></text:p>
      <text:p text:style-name="P1"><text:span text:style-name="T1"/></text:p>
      <text:p text:style-name="P2"><text:span text:style-name="T3">Les technologies utilisées sur ce projet sont Angular 6 pour la partie Front avec du BootStrap (Bill Turner) et du Symfony4 pour le Back.</text:span></text:p>
      <text:p text:style-name="P2"><text:span text:style-name="T3"/></text:p>
      <text:p text:style-name="P2"><text:span text:style-name="T2">Front-End</text:span></text:p>
      <text:p text:style-name="P2"><text:span text:style-name="T2"/></text:p>
      <text:p text:style-name="P2"><text:span text:style-name="T4"><text:s/>Comme nous utilisons Angular 6, nous découpons notre application en </text:span><text:span text:style-name="T2">components</text:span><text:span text:style-name="T4">. Cela nous permet de réutiliser</text:span> <text:span text:style-name="T5">ce code pour les différents mode de jeu sans avoir à réecrire le code. Les components “Jeu” “Classement” et Réglements” étant identique dans les 3 modes de je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1:24:48.836615618</meta:creation-date>
    <dc:date>2018-07-04T11:33:02.820101883</dc:date>
    <meta:editing-duration>PT8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0" meta:character-count="563" meta:non-whitespace-character-count="478"/>
  </office:meta>
</office:document-meta>
</file>